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lear Sans" svg:font-family="'Clear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cm"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width="0.2cm" draw:marker-start-width="0.5cm" draw:marker-end-width="0.5cm" draw:fill="none" draw:textarea-horizontal-align="justify" draw:textarea-vertical-align="middle" draw:auto-grow-height="false" fo:padding-top="0.225cm" fo:padding-bottom="0.225cm" fo:padding-left="0.35cm" fo:padding-right="0.35cm"/>
    </style:style>
    <style:style style:name="gr7" style:family="graphic" style:parent-style-name="objectwithoutfill">
      <style:graphic-properties svg:stroke-color="#808080"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412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objectwithoutfill">
      <style:graphic-properties draw:fill="none" draw:textarea-vertical-align="middle"/>
    </style:style>
    <style:style style:name="gr12" style:family="graphic" style:parent-style-name="standard">
      <style:graphic-properties svg:stroke-color="#cccccc" draw:fill="solid" draw:fill-color="#dddddd" draw:textarea-horizontal-align="justify" draw:textarea-vertical-align="middle" draw:auto-grow-height="false"/>
    </style:style>
    <style:style style:name="gr13" style:family="graphic" style:parent-style-name="objectwithoutfill">
      <style:graphic-properties draw:stroke="dash" draw:stroke-dash="Ultrafine_20_2_20_Dots_20_3_20_Dashes" svg:stroke-color="#9900ff" draw:marker-end="Fin_20_de_20_línea_20_1" draw:marker-end-width="0.3cm" draw:fill="none" draw:textarea-vertical-align="middle"/>
    </style:style>
    <style:style style:name="gr14" style:family="graphic" style:parent-style-name="objectwithoutfill">
      <style:graphic-properties svg:stroke-width="0.3cm" draw:marker-start-width="0.65cm" draw:marker-end-width="0.65cm" draw:fill="none" draw:textarea-vertical-align="middle" fo:padding-top="0.275cm" fo:padding-bottom="0.275cm" fo:padding-left="0.4cm" fo:padding-right="0.4cm"/>
    </style:style>
    <style:style style:name="gr15" style:family="graphic" style:parent-style-name="standard">
      <style:graphic-properties draw:fill="solid" draw:fill-color="#ccff99" draw:textarea-horizontal-align="justify" draw:textarea-vertical-align="middle" draw:auto-grow-height="false"/>
    </style:style>
    <style:style style:name="gr16" style:family="graphic" style:parent-style-name="standard">
      <style:graphic-properties draw:stroke="none" svg:stroke-width="0.5cm" svg:stroke-color="#000000" draw:fill="none" draw:fill-color="#ffffff" draw:auto-grow-height="true" draw:auto-grow-width="false" fo:max-height="0cm" fo:min-height="0cm" fo:padding-top="0.375cm" fo:padding-bottom="0.375cm" fo:padding-left="0.5cm" fo:padding-right="0.5cm"/>
    </style:style>
    <style:style style:name="gr17" style:family="graphic" style:parent-style-name="standard">
      <style:graphic-properties draw:stroke="none" svg:stroke-width="0.5cm" draw:fill="none" fo:min-height="0.713cm" fo:padding-top="0.375cm" fo:padding-bottom="0.375cm" fo:padding-left="0.5cm" fo:padding-right="0.5cm"/>
    </style:style>
    <style:style style:name="gr18" style:family="graphic" style:parent-style-name="standard">
      <style:graphic-properties svg:stroke-width="0.1cm" svg:stroke-color="#333333" draw:marker-start-width="0cm" draw:marker-end-width="0cm"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draw:stroke="none" svg:stroke-width="0.5cm" svg:stroke-color="#000000" draw:fill="none" draw:fill-color="#ffffff" draw:auto-grow-height="true" draw:auto-grow-width="false" fo:max-height="0cm" fo:min-height="0.85cm" fo:padding-top="0.375cm" fo:padding-bottom="0.375cm" fo:padding-left="0.5cm" fo:padding-right="0.5cm"/>
    </style:style>
    <style:style style:name="gr20" style:family="graphic" style:parent-style-name="objectwithoutfill">
      <style:graphic-properties svg:stroke-width="0cm" draw:marker-end="Arrow" draw:marker-end-width="0.3cm" draw:fill="none" draw:textarea-vertical-align="middle"/>
    </style:style>
    <style:style style:name="gr21" style:family="graphic" style:parent-style-name="standard">
      <style:graphic-properties svg:stroke-width="0cm" fo:min-height="0.172cm" fo:min-width="0cm"/>
    </style:style>
    <style:style style:name="gr22" style:family="graphic" style:parent-style-name="standard">
      <style:graphic-properties svg:stroke-width="0cm" svg:stroke-color="#ffffff" draw:fill="solid" draw:fill-color="#aea79f"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auto-grow-width="false" fo:max-height="0cm" fo:min-height="0.45cm"/>
    </style:style>
    <style:style style:name="gr24" style:family="graphic" style:parent-style-name="standard">
      <style:graphic-properties draw:stroke="none" svg:stroke-width="0.5cm" svg:stroke-color="#000000" draw:fill="none" draw:fill-color="#ffffff" draw:auto-grow-height="true" draw:auto-grow-width="false" fo:max-height="0cm" fo:min-height="0.978cm" fo:padding-top="0.375cm" fo:padding-bottom="0.375cm" fo:padding-left="0.5cm" fo:padding-right="0.5cm"/>
    </style:style>
    <style:style style:name="gr25" style:family="graphic" style:parent-style-name="standard">
      <style:graphic-properties draw:stroke="none" svg:stroke-width="0cm" svg:stroke-color="#000000" draw:fill="none" draw:fill-color="#ffffff" draw:auto-grow-height="true" draw:auto-grow-width="false" fo:max-height="0cm" fo:min-height="0cm"/>
    </style:style>
    <style:style style:name="gr26" style:family="graphic">
      <style:graphic-properties style:protect="size"/>
    </style:style>
    <style:style style:name="pr1" style:family="presentation" style:parent-style-name="Predeterminad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text-properties fo:font-size="13pt" style:font-size-asian="13pt" style:font-size-complex="13pt"/>
    </style:style>
    <style:style style:name="P4" style:family="paragraph">
      <style:paragraph-properties fo:text-align="center"/>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ext-properties fo:font-size="6pt" style:font-size-asian="6pt" style:font-size-complex="6pt"/>
    </style:style>
    <style:style style:name="P7" style:family="paragraph">
      <style:text-properties style:font-name="Clear Sans" fo:font-weight="bold" style:font-weight-asian="bold" style:font-weight-complex="bold"/>
    </style:style>
    <style:style style:name="P8" style:family="paragraph">
      <style:text-properties style:font-name="Clear Sans" fo:font-size="54pt" fo:font-weight="bold" style:font-size-asian="54pt" style:font-weight-asian="bold" style:font-size-complex="54pt" style:font-weight-complex="bold"/>
    </style:style>
    <style:style style:name="P9" style:family="paragraph">
      <style:text-properties fo:font-size="12pt" style:font-size-asian="12pt" style:font-size-complex="12pt"/>
    </style:style>
    <style:style style:name="P10" style:family="paragraph">
      <style:text-properties fo:font-size="12pt" fo:font-weight="bold" style:font-size-asian="12pt" style:font-weight-asian="bold" style:font-size-complex="12pt" style:font-weight-complex="bold"/>
    </style:style>
    <style:style style:name="P11" style:family="paragraph">
      <style:text-properties style:font-name="Clear Sans" fo:font-size="26pt" fo:font-weight="bold" style:font-size-asian="26pt" style:font-weight-asian="bold" style:font-size-complex="26pt" style:font-weight-complex="bold"/>
    </style:style>
    <style:style style:name="P12" style:family="paragraph">
      <style:text-properties fo:color="#ff6600" style:font-name="Clear Sans"/>
    </style:style>
    <style:style style:name="T1" style:family="text">
      <style:text-properties fo:font-size="13pt" style:font-size-asian="13pt" style:font-size-complex="13pt"/>
    </style:style>
    <style:style style:name="T2" style:family="text">
      <style:text-properties fo:font-size="10pt" style:font-size-asian="10pt" style:font-size-complex="10pt"/>
    </style:style>
    <style:style style:name="T3" style:family="text">
      <style:text-properties fo:font-size="6pt" style:font-size-asian="6pt" style:font-size-complex="6pt"/>
    </style:style>
    <style:style style:name="T4" style:family="text">
      <style:text-properties style:font-name="Clear Sans" fo:font-weight="bold" style:font-weight-asian="bold" style:font-weight-complex="bold"/>
    </style:style>
    <style:style style:name="T5" style:family="text">
      <style:text-properties style:font-name="Clear Sans" fo:font-size="54pt" fo:font-weight="bold" style:font-size-asian="54pt" style:font-weight-asian="bold" style:font-size-complex="54pt"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Clear Sans" fo:font-size="26pt" fo:font-weight="bold" style:font-size-asian="26pt" style:font-weight-asian="bold" style:font-size-complex="26pt" style:font-weight-complex="bold"/>
    </style:style>
    <style:style style:name="T9" style:family="text">
      <style:text-properties style:font-name="Clear Sans" fo:font-size="16pt" fo:font-weight="bold" style:font-size-asian="16pt" style:font-weight-asian="bold" style:font-size-complex="16pt" style:font-weight-complex="bold"/>
    </style:style>
    <style:style style:name="T10" style:family="text">
      <style:text-properties fo:color="#ff6600" style:font-name="Clear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style-name="gr1" draw:text-style-name="P1" draw:layer="layout" svg:width="3cm" svg:height="3cm" svg:x="23.8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2cm" svg:height="6cm" svg:x="1.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4cm" svg:height="0.962cm" svg:x="2cm" svg:y="2.438cm">
          <draw:text-box>
            <text:p text:style-name="P1">titulo</text:p>
          </draw:text-box>
        </draw:frame>
        <draw:custom-shape draw:style-name="gr4" draw:text-style-name="P1" draw:layer="layout" svg:width="2.4cm" svg:height="2.4cm" svg:x="1.8cm" svg:y="4.6cm">
          <text:p text:style-name="P1">logo</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0.4cm" svg:y1="4.8cm" svg:x2="1.4cm" svg:y2="4.8cm">
          <text:p/>
        </draw:line>
        <draw:custom-shape draw:style-name="gr6" draw:text-style-name="P1" draw:layer="layout" svg:width="3.2cm" svg:height="6cm" svg:x="5.601cm" svg:y="1.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4.6cm" svg:y1="4.8cm" svg:x2="5.6cm" svg:y2="4.8cm">
          <text:p/>
        </draw:line>
        <draw:custom-shape draw:style-name="gr8" draw:text-style-name="P1" draw:layer="layout" svg:width="1.2cm" svg:height="1.2cm" svg:x="6.6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2.4cm" svg:height="0.962cm" svg:x="6cm" svg:y="1.438cm">
          <draw:text-box>
            <text:p text:style-name="P2"><text:span text:style-name="T1">titulo</text:span></text:p>
          </draw:text-box>
        </draw:frame>
        <draw:custom-shape draw:style-name="gr8" draw:text-style-name="P1" draw:layer="layout" svg:width="0.4cm" svg:height="0.4cm" svg:x="6.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cm" svg:height="0.4cm" svg:x="7.201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cm" svg:height="0.4cm" svg:x="7.901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cm" svg:height="0.4cm" svg:x="6.001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3.399cm" svg:height="1.047cm" svg:x="5.5cm" svg:y="5.038cm">
          <draw:text-box>
            <text:p text:style-name="P4"><text:span text:style-name="T2">Pts generales y pos ranking</text:span></text:p>
          </draw:text-box>
        </draw:frame>
        <draw:frame draw:style-name="gr10" draw:text-style-name="P5" draw:layer="layout" svg:width="7cm" svg:height="0.649cm" svg:x="2.2cm" svg:y="0.6cm">
          <draw:text-box>
            <text:p text:style-name="P5"><text:span text:style-name="T2">Transicion automatica 1.5seg</text:span></text:p>
          </draw:text-box>
        </draw:frame>
        <draw:path draw:style-name="gr11" draw:text-style-name="P1" draw:layer="layout" svg:width="0.472cm" svg:height="0.475cm" draw:transform="rotate (-2.21133216227682) translate (7.05154875323962cm 6.59036495547191cm)" svg:viewBox="0 0 473 476" svg:d="M16 439c263 188 739-391 234-439l-249 153-1 264z">
          <text:p/>
        </draw:path>
        <draw:path draw:style-name="gr11" draw:text-style-name="P1" draw:layer="layout" svg:width="0.768cm" svg:height="0.506cm" draw:transform="rotate (-2.03662470415218) translate (8.03100522883997cm 6.40815969940396cm)" svg:viewBox="0 0 769 507" svg:d="M0 475c278 142 511-220 413-454l237-21 119 188-108 128">
          <text:p/>
        </draw:path>
        <draw:custom-shape draw:style-name="gr2" draw:text-style-name="P1" draw:layer="layout" svg:width="3.2cm" svg:height="6cm" svg:x="10.302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6.928cm" svg:y1="6.6cm" svg:x2="10.2cm" svg:y2="5.2cm">
          <text:p/>
        </draw:line>
        <draw:custom-shape draw:style-name="gr8" draw:text-style-name="P1" draw:layer="layout" svg:width="2.6cm" svg:height="0.6cm" svg:x="10.6cm" svg:y="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6cm" svg:height="0.6cm" svg:x="10.601cm" svg:y="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6cm" svg:height="0.6cm" svg:x="10.601cm" svg:y="3.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2.2cm" svg:height="1.2cm" svg:x="10.8cm" svg:y="4.8cm">
          <text:p text:style-name="P6"><text:span text:style-name="T3">Caja de texto informativo. </text:span></text:p>
          <text:p text:style-name="P6"><text:span text:style-name="T3">Desde indicaciones de juego </text:span></text:p>
          <text:p text:style-name="P6"><text:span text:style-name="T3">hasta sugerencias.</text:span></text:p>
          <draw:enhanced-geometry svg:viewBox="0 0 21600 21600" draw:type="rectangle" draw:enhanced-path="M 0 0 L 21600 0 21600 21600 0 21600 0 0 Z N"/>
        </draw:custom-shape>
        <draw:line draw:style-name="gr5" draw:text-style-name="P1" draw:layer="layout" svg:x1="11.5cm" svg:y1="6.8cm" svg:x2="10.9cm" svg:y2="6.8cm">
          <text:p/>
        </draw:line>
        <draw:frame draw:style-name="gr10" draw:layer="layout" svg:width="0.6cm" svg:height="0.962cm" svg:x="12.2cm" svg:y="6.3cm">
          <draw:text-box>
            <text:p>!</text:p>
          </draw:text-box>
        </draw:frame>
        <draw:line draw:style-name="gr7" draw:text-style-name="P1" draw:layer="layout" svg:x1="11.2cm" svg:y1="6.8cm" svg:x2="8.801cm" svg:y2="6.8cm">
          <text:p/>
        </draw:line>
        <draw:custom-shape draw:style-name="gr2" draw:text-style-name="P1" draw:layer="layout" svg:width="0.9cm" svg:height="0.9cm" svg:x="12.1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9cm" svg:height="0.9cm" svg:x="10.80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9.4cm" svg:height="3cm" svg:x="15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 draw:layer="layout" svg:x1="13cm" svg:y1="2.4cm" svg:x2="15cm" svg:y2="2.8cm">
          <text:p/>
        </draw:line>
        <draw:line draw:style-name="gr14" draw:text-style-name="P1" draw:layer="layout" svg:x1="17.4cm" svg:y1="1.8cm" svg:x2="17.4cm" svg:y2="4.8cm">
          <text:p/>
        </draw:line>
        <draw:custom-shape draw:style-name="gr15" draw:text-style-name="P1" draw:layer="layout" svg:width="2.8cm" svg:height="1.222cm" svg:x="17.534cm" svg:y="3.578cm">
          <text:p/>
          <draw:enhanced-geometry svg:viewBox="0 0 21600 21600" draw:type="rectangle" draw:enhanced-path="M 0 0 L 21600 0 21600 21600 0 21600 0 0 Z N"/>
        </draw:custom-shape>
        <draw:frame draw:style-name="gr16" draw:text-style-name="P1" draw:layer="layout" svg:width="4cm" svg:height="1.462cm" svg:x="18.8cm" svg:y="2cm">
          <draw:text-box>
            <text:p text:style-name="P1">47328 </text:p>
          </draw:text-box>
        </draw:frame>
        <draw:frame draw:style-name="gr17" draw:text-style-name="P7" draw:layer="layout" svg:width="2.8cm" svg:height="1.615cm" svg:x="19.4cm" svg:y="3.385cm">
          <draw:text-box>
            <text:p text:style-name="P7"><text:span text:style-name="T4">58%</text:span></text:p>
          </draw:text-box>
        </draw:frame>
        <draw:custom-shape draw:style-name="gr18" draw:text-style-name="P1" draw:layer="layout" svg:width="6.8cm" svg:height="1.2cm" svg:x="17.5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8" draw:layer="layout" svg:width="2.8cm" svg:height="3.329cm" svg:x="15.2cm" svg:y="1.671cm">
          <draw:text-box>
            <text:p text:style-name="P8"><text:span text:style-name="T5">1</text:span></text:p>
          </draw:text-box>
        </draw:frame>
        <draw:frame draw:style-name="gr16" draw:text-style-name="P9" draw:layer="layout" svg:width="7.8cm" svg:height="1.229cm" svg:x="14.2cm" svg:y="6.8cm">
          <draw:text-box>
            <text:p text:style-name="P9"><text:span text:style-name="T6">Juego desbloqueado jugable</text:span></text:p>
          </draw:text-box>
        </draw:frame>
        <draw:line draw:style-name="gr20" draw:text-style-name="P1" draw:layer="layout" svg:x1="14.6cm" svg:y1="7cm" svg:x2="13.2cm" svg:y2="2.8cm">
          <text:p/>
        </draw:line>
        <draw:frame draw:style-name="gr16" draw:text-style-name="P9" draw:layer="layout" svg:width="7.8cm" svg:height="1.229cm" svg:x="14.2cm" svg:y="7.301cm">
          <draw:text-box>
            <text:p text:style-name="P9"><text:span text:style-name="T6">Juego bloqueado</text:span></text:p>
          </draw:text-box>
        </draw:frame>
        <draw:line draw:style-name="gr20" draw:text-style-name="P1" draw:layer="layout" svg:x1="14.6cm" svg:y1="7.8cm" svg:x2="13.2cm" svg:y2="4.401cm">
          <text:p/>
        </draw:line>
        <draw:line draw:style-name="gr14" draw:text-style-name="P1" draw:layer="layout" svg:x1="24.3cm" svg:y1="1.8cm" svg:x2="24.3cm" svg:y2="4.8cm">
          <text:p/>
        </draw:line>
        <draw:custom-shape draw:style-name="gr21" draw:layer="layout" svg:width="1.2cm" svg:height="1.2cm" svg:x="25cm" svg:y="2.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 draw:text-style-name="P1" draw:layer="layout" svg:width="4.297cm" svg:height="7.897cm" svg:x="21.2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 draw:layer="layout" svg:x1="22.2cm" svg:y1="4.8cm" svg:x2="23cm" svg:y2="7.2cm">
          <text:p/>
        </draw:line>
        <draw:custom-shape draw:style-name="gr1" draw:text-style-name="P1" draw:layer="layout" svg:width="1.4cm" svg:height="1.4cm" svg:x="2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cm" svg:height="1.2cm" svg:x="23.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cm" svg:height="1.2cm" svg:x="22.2cm" svg:y="11.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0" draw:layer="layout" svg:width="0.6cm" svg:height="0.962cm" svg:x="12.2cm" svg:y="6.3cm">
          <draw:text-box>
            <text:p>!</text:p>
          </draw:text-box>
        </draw:frame>
        <draw:custom-shape draw:style-name="gr2" draw:text-style-name="P1" draw:layer="layout" svg:width="0.699cm" svg:height="0.655cm" svg:x="24.301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0" draw:layer="layout" svg:width="0.622cm" svg:height="0.729cm" svg:x="24.3cm" svg:y="13.856cm">
          <draw:text-box>
            <text:p text:style-name="P10"><text:span text:style-name="T7">!</text:span></text:p>
          </draw:text-box>
        </draw:frame>
        <draw:custom-shape draw:style-name="gr2" draw:text-style-name="P1" draw:layer="layout" svg:width="0.699cm" svg:height="0.655cm" svg:x="21.801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1" draw:layer="layout" svg:width="4.1cm" svg:height="1.996cm" svg:x="21.5cm" svg:y="7.004cm">
          <draw:text-box>
            <text:p text:style-name="P11"><text:span text:style-name="T8">1</text:span><text:span text:style-name="T9">sdfds sdj</text:span></text:p>
          </draw:text-box>
        </draw:frame>
        <draw:frame draw:style-name="gr25" draw:layer="layout" svg:width="4.2cm" svg:height="1.673cm" svg:x="15.2cm" svg:y="11.6cm">
          <draw:text-box>
            <text:p>Acceso a los juegos</text:p>
          </draw:text-box>
        </draw:frame>
        <draw:line draw:style-name="gr20" draw:text-style-name="P1" draw:layer="layout" svg:x1="19.2cm" svg:y1="12.2cm" svg:x2="22.2cm" svg:y2="10.6cm">
          <text:p/>
        </draw:line>
        <draw:frame draw:style-name="gr25" draw:text-style-name="P12" draw:layer="layout" svg:width="23.2cm" svg:height="3.707cm" svg:x="1.6cm" svg:y="16.4cm">
          <draw:text-box>
            <text:p text:style-name="P12"><text:span text:style-name="T10">De esta forma tan modular siempre se pueden añadir nuevos juegos y nuevos niveles dentro de estos sin que afecte al diseño general, además así pueden ofrecerse más contenidos sin que acaben aglomerados en pantallas demasiado densas. </text:span></text:p>
          </draw:text-box>
        </draw:frame>
        <presentation:notes draw:style-name="dp2">
          <draw:page-thumbnail draw:style-name="gr2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lear Sans" svg:font-family="'Clear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Fin_20_de_20_línea_20_1" draw:display-name="Fin de línea 1"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5T10:15:58.240878185</meta:creation-date>
    <dc:date>2015-06-05T14:54:45.404642808</dc:date>
    <meta:editing-duration>PT4H7M54S</meta:editing-duration>
    <meta:editing-cycles>2</meta:editing-cycles>
    <meta:generator>LibreOffice/4.2.7.2$Linux_X86_64 LibreOffice_project/420m0$Build-2</meta:generator>
    <meta:document-statistic meta:object-count="78"/>
  </office:meta>
</office:document-meta>
</file>